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taNormalLF-Roman" svg:font-family="MetaNormalLF-Roman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MetaNormalLF-Roman" fo:font-size="10pt" fo:font-style="normal" fo:text-shadow="none" style:text-underline-style="none" fo:font-weight="bold" style:font-size-asian="10pt" style:font-style-asian="normal" style:font-weight-asian="bold" style:font-name-complex="MetaNormalLF-Roman" style:font-size-complex="10pt" style:font-style-complex="normal" style:font-weight-complex="bold"/>
    </style:style>
    <style:style style:name="ce2" style:family="table-cell" style:parent-style-name="Default" style:data-style-name="N113">
      <style:table-cell-properties fo:background-color="#fff1c9" style:rotation-align="none"/>
      <style:text-properties fo:color="#000000" style:text-outline="false" style:text-line-through-style="none" style:text-line-through-type="none" style:font-name="MetaNormalLF-Roman" fo:font-size="10pt" fo:font-style="normal" fo:text-shadow="none" style:text-underline-style="none" fo:font-weight="bold" style:font-size-asian="10pt" style:font-style-asian="normal" style:font-weight-asian="bold" style:font-name-complex="MetaNormalLF-Roman" style:font-size-complex="10pt" style:font-style-complex="normal" style:font-weight-complex="bold"/>
    </style:style>
    <style:style style:name="ce3" style:family="table-cell" style:parent-style-name="Default" style:data-style-name="N113">
      <style:table-cell-properties fo:background-color="#fff2cc" style:rotation-align="none"/>
      <style:text-properties fo:color="#000000" style:text-outline="false" style:text-line-through-style="none" style:text-line-through-type="none" style:font-name="MetaNormalLF-Roman" fo:font-size="10pt" fo:font-style="normal" fo:text-shadow="none" style:text-underline-style="none" fo:font-weight="bold" style:font-size-asian="10pt" style:font-style-asian="normal" style:font-weight-asian="bold" style:font-name-complex="MetaNormalLF-Roman" style:font-size-complex="10pt" style:font-style-complex="normal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1" table:default-cell-style-name="Default"/>
        <table:table-row table:style-name="ro1">
          <table:table-cell/>
          <table:table-cell table:style-name="ce1" office:value-type="float" office:value="1" calcext:value-type="float">
            <text:p><text:s text:c="2"/>1 </text:p>
          </table:table-cell>
          <table:table-cell table:style-name="ce1" office:value-type="float" office:value="2" calcext:value-type="float">
            <text:p><text:s text:c="2"/>2 </text:p>
          </table:table-cell>
          <table:table-cell table:style-name="ce1" office:value-type="float" office:value="3" calcext:value-type="float">
            <text:p><text:s text:c="2"/>3 </text:p>
          </table:table-cell>
          <table:table-cell table:style-name="ce1" office:value-type="float" office:value="4" calcext:value-type="float">
            <text:p><text:s text:c="2"/>4 </text:p>
          </table:table-cell>
          <table:table-cell table:style-name="ce1" office:value-type="float" office:value="5" calcext:value-type="float">
            <text:p><text:s text:c="2"/>5 </text:p>
          </table:table-cell>
          <table:table-cell table:style-name="ce1" office:value-type="float" office:value="6" calcext:value-type="float">
            <text:p><text:s text:c="2"/>6 </text:p>
          </table:table-cell>
          <table:table-cell table:style-name="ce1" office:value-type="float" office:value="7" calcext:value-type="float">
            <text:p><text:s text:c="2"/>7 </text:p>
          </table:table-cell>
          <table:table-cell table:style-name="ce1" office:value-type="float" office:value="8" calcext:value-type="float">
            <text:p><text:s text:c="2"/>8 </text:p>
          </table:table-cell>
          <table:table-cell table:style-name="ce1" office:value-type="float" office:value="9" calcext:value-type="float">
            <text:p><text:s text:c="2"/>9 </text:p>
          </table:table-cell>
          <table:table-cell table:style-name="ce1" office:value-type="float" office:value="10" calcext:value-type="float">
            <text:p><text:s text:c="2"/>10 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1" office:value-type="float" office:value="24297" calcext:value-type="float">
            <text:p><text:s/>24 297 </text:p>
          </table:table-cell>
          <table:table-cell table:style-name="ce1" office:value-type="float" office:value="23922" calcext:value-type="float">
            <text:p><text:s/>23 922 </text:p>
          </table:table-cell>
          <table:table-cell table:style-name="ce1" office:value-type="float" office:value="22463" calcext:value-type="float">
            <text:p><text:s/>22 463 </text:p>
          </table:table-cell>
          <table:table-cell table:style-name="ce1" office:value-type="float" office:value="21540" calcext:value-type="float">
            <text:p><text:s/>21 540 </text:p>
          </table:table-cell>
          <table:table-cell table:style-name="ce1" office:value-type="float" office:value="20807" calcext:value-type="float">
            <text:p><text:s/>20 807 </text:p>
          </table:table-cell>
          <table:table-cell table:style-name="ce1" office:value-type="float" office:value="20360" calcext:value-type="float">
            <text:p><text:s/>20 360 </text:p>
          </table:table-cell>
          <table:table-cell table:style-name="ce1" office:value-type="float" office:value="18896" calcext:value-type="float">
            <text:p><text:s/>18 896 </text:p>
          </table:table-cell>
          <table:table-cell table:style-name="ce1" office:value-type="float" office:value="18443" calcext:value-type="float">
            <text:p><text:s/>18 443 </text:p>
          </table:table-cell>
          <table:table-cell table:style-name="ce1" office:value-type="float" office:value="18714" calcext:value-type="float">
            <text:p><text:s/>18 714 </text:p>
          </table:table-cell>
          <table:table-cell table:style-name="ce1" office:value-type="float" office:value="18807" calcext:value-type="float">
            <text:p><text:s/>18 807 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2" office:value-type="float" office:value="19432" calcext:value-type="float">
            <text:p><text:s/>19 432 </text:p>
          </table:table-cell>
          <table:table-cell table:style-name="ce2" office:value-type="float" office:value="19187" calcext:value-type="float">
            <text:p><text:s/>19 187 </text:p>
          </table:table-cell>
          <table:table-cell table:style-name="ce2" office:value-type="float" office:value="18949" calcext:value-type="float">
            <text:p><text:s/>18 949 </text:p>
          </table:table-cell>
          <table:table-cell table:style-name="ce2" office:value-type="float" office:value="19826" calcext:value-type="float">
            <text:p><text:s/>19 826 </text:p>
          </table:table-cell>
          <table:table-cell table:style-name="ce2" office:value-type="float" office:value="19040" calcext:value-type="float">
            <text:p><text:s/>19 040 </text:p>
          </table:table-cell>
          <table:table-cell table:style-name="ce2" office:value-type="float" office:value="19664" calcext:value-type="float">
            <text:p><text:s/>19 664 </text:p>
          </table:table-cell>
          <table:table-cell table:style-name="ce2" office:value-type="float" office:value="18964" calcext:value-type="float">
            <text:p><text:s/>18 964 </text:p>
          </table:table-cell>
          <table:table-cell table:style-name="ce2" office:value-type="float" office:value="19505" calcext:value-type="float">
            <text:p><text:s/>19 505 </text:p>
          </table:table-cell>
          <table:table-cell table:style-name="ce2" office:value-type="float" office:value="19655" calcext:value-type="float">
            <text:p><text:s/>19 655 </text:p>
          </table:table-cell>
          <table:table-cell table:style-name="ce2" office:value-type="float" office:value="19897" calcext:value-type="float">
            <text:p><text:s/>19 897 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1" office:value-type="float" office:value="19170" calcext:value-type="float">
            <text:p><text:s/>19 170 </text:p>
          </table:table-cell>
          <table:table-cell table:style-name="ce1" office:value-type="float" office:value="19163" calcext:value-type="float">
            <text:p><text:s/>19 163 </text:p>
          </table:table-cell>
          <table:table-cell table:style-name="ce1" office:value-type="float" office:value="19505" calcext:value-type="float">
            <text:p><text:s/>19 505 </text:p>
          </table:table-cell>
          <table:table-cell table:style-name="ce1" office:value-type="float" office:value="19812" calcext:value-type="float">
            <text:p><text:s/>19 812 </text:p>
          </table:table-cell>
          <table:table-cell table:style-name="ce1" office:value-type="float" office:value="19981" calcext:value-type="float">
            <text:p><text:s/>19 981 </text:p>
          </table:table-cell>
          <table:table-cell table:style-name="ce1" office:value-type="float" office:value="20150" calcext:value-type="float">
            <text:p><text:s/>20 150 </text:p>
          </table:table-cell>
          <table:table-cell table:style-name="ce1" office:value-type="float" office:value="20349" calcext:value-type="float">
            <text:p><text:s/>20 349 </text:p>
          </table:table-cell>
          <table:table-cell table:style-name="ce1" office:value-type="float" office:value="20790" calcext:value-type="float">
            <text:p><text:s/>20 790 </text:p>
          </table:table-cell>
          <table:table-cell table:style-name="ce1" office:value-type="float" office:value="20453" calcext:value-type="float">
            <text:p><text:s/>20 453 </text:p>
          </table:table-cell>
          <table:table-cell table:style-name="ce1" office:value-type="float" office:value="19795" calcext:value-type="float">
            <text:p><text:s/>19 795 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2" office:value-type="float" office:value="18770" calcext:value-type="float">
            <text:p><text:s/>18 770 </text:p>
          </table:table-cell>
          <table:table-cell table:style-name="ce2" office:value-type="float" office:value="19187" calcext:value-type="float">
            <text:p><text:s/>19 187 </text:p>
          </table:table-cell>
          <table:table-cell table:style-name="ce2" office:value-type="float" office:value="19171" calcext:value-type="float">
            <text:p><text:s/>19 171 </text:p>
          </table:table-cell>
          <table:table-cell table:style-name="ce2" office:value-type="float" office:value="19558" calcext:value-type="float">
            <text:p><text:s/>19 558 </text:p>
          </table:table-cell>
          <table:table-cell table:style-name="ce2" office:value-type="float" office:value="20086" calcext:value-type="float">
            <text:p><text:s/>20 086 </text:p>
          </table:table-cell>
          <table:table-cell table:style-name="ce2" office:value-type="float" office:value="21254" calcext:value-type="float">
            <text:p><text:s/>21 254 </text:p>
          </table:table-cell>
          <table:table-cell table:style-name="ce2" office:value-type="float" office:value="22888" calcext:value-type="float">
            <text:p><text:s/>22 888 </text:p>
          </table:table-cell>
          <table:table-cell table:style-name="ce2" office:value-type="float" office:value="25535" calcext:value-type="float">
            <text:p><text:s/>25 535 </text:p>
          </table:table-cell>
          <table:table-cell table:style-name="ce2" office:value-type="float" office:value="26777" calcext:value-type="float">
            <text:p><text:s/>26 777 </text:p>
          </table:table-cell>
          <table:table-cell table:style-name="ce2" office:value-type="float" office:value="24385" calcext:value-type="float">
            <text:p><text:s/>24 385 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1" office:value-type="float" office:value="22070" calcext:value-type="float">
            <text:p><text:s/>22 070 </text:p>
          </table:table-cell>
          <table:table-cell table:style-name="ce1" office:value-type="float" office:value="21236" calcext:value-type="float">
            <text:p><text:s/>21 236 </text:p>
          </table:table-cell>
          <table:table-cell table:style-name="ce1" office:value-type="float" office:value="22083" calcext:value-type="float">
            <text:p><text:s/>22 083 </text:p>
          </table:table-cell>
          <table:table-cell table:style-name="ce1" office:value-type="float" office:value="23640" calcext:value-type="float">
            <text:p><text:s/>23 640 </text:p>
          </table:table-cell>
          <table:table-cell table:style-name="ce1" office:value-type="float" office:value="22744" calcext:value-type="float">
            <text:p><text:s/>22 744 </text:p>
          </table:table-cell>
          <table:table-cell table:style-name="ce1" office:value-type="float" office:value="22683" calcext:value-type="float">
            <text:p><text:s/>22 683 </text:p>
          </table:table-cell>
          <table:table-cell table:style-name="ce1" office:value-type="float" office:value="22266" calcext:value-type="float">
            <text:p><text:s/>22 266 </text:p>
          </table:table-cell>
          <table:table-cell table:style-name="ce1" office:value-type="float" office:value="20930" calcext:value-type="float">
            <text:p><text:s/>20 930 </text:p>
          </table:table-cell>
          <table:table-cell table:style-name="ce1" office:value-type="float" office:value="19102" calcext:value-type="float">
            <text:p><text:s/>19 102 </text:p>
          </table:table-cell>
          <table:table-cell table:style-name="ce1" office:value-type="float" office:value="18665" calcext:value-type="float">
            <text:p><text:s/>18 665 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18439" calcext:value-type="float">
            <text:p><text:s/>18 439 </text:p>
          </table:table-cell>
          <table:table-cell table:style-name="ce3" office:value-type="float" office:value="18627" calcext:value-type="float">
            <text:p><text:s/>18 627 </text:p>
          </table:table-cell>
          <table:table-cell table:style-name="ce3" office:value-type="float" office:value="18707" calcext:value-type="float">
            <text:p><text:s/>18 707 </text:p>
          </table:table-cell>
          <table:table-cell table:style-name="ce3" office:value-type="float" office:value="18493" calcext:value-type="float">
            <text:p><text:s/>18 493 </text:p>
          </table:table-cell>
          <table:table-cell table:style-name="ce3" office:value-type="float" office:value="18541" calcext:value-type="float">
            <text:p><text:s/>18 541 </text:p>
          </table:table-cell>
          <table:table-cell table:style-name="ce3" office:value-type="float" office:value="18483" calcext:value-type="float">
            <text:p><text:s/>18 483 </text:p>
          </table:table-cell>
          <table:table-cell table:style-name="ce3" office:value-type="float" office:value="18475" calcext:value-type="float">
            <text:p><text:s/>18 475 </text:p>
          </table:table-cell>
          <table:table-cell table:style-name="ce3" office:value-type="float" office:value="18926" calcext:value-type="float">
            <text:p><text:s/>18 926 </text:p>
          </table:table-cell>
          <table:table-cell table:style-name="ce3" office:value-type="float" office:value="18888" calcext:value-type="float">
            <text:p><text:s/>18 888 </text:p>
          </table:table-cell>
          <table:table-cell table:style-name="ce3" office:value-type="float" office:value="18971" calcext:value-type="float">
            <text:p><text:s/>18 971 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float" office:value="1" calcext:value-type="float">
            <text:p><text:s text:c="2"/>1 </text:p>
          </table:table-cell>
          <table:table-cell table:style-name="ce1" office:value-type="float" office:value="2" calcext:value-type="float">
            <text:p><text:s text:c="2"/>2 </text:p>
          </table:table-cell>
          <table:table-cell table:style-name="ce1" office:value-type="float" office:value="3" calcext:value-type="float">
            <text:p><text:s text:c="2"/>3 </text:p>
          </table:table-cell>
          <table:table-cell table:style-name="ce1" office:value-type="float" office:value="4" calcext:value-type="float">
            <text:p><text:s text:c="2"/>4 </text:p>
          </table:table-cell>
          <table:table-cell table:style-name="ce1" office:value-type="float" office:value="5" calcext:value-type="float">
            <text:p><text:s text:c="2"/>5 </text:p>
          </table:table-cell>
          <table:table-cell table:style-name="ce1" office:value-type="float" office:value="6" calcext:value-type="float">
            <text:p><text:s text:c="2"/>6 </text:p>
          </table:table-cell>
          <table:table-cell table:style-name="ce1" office:value-type="float" office:value="7" calcext:value-type="float">
            <text:p><text:s text:c="2"/>7 </text:p>
          </table:table-cell>
          <table:table-cell table:style-name="ce1" office:value-type="float" office:value="8" calcext:value-type="float">
            <text:p><text:s text:c="2"/>8 </text:p>
          </table:table-cell>
          <table:table-cell table:style-name="ce1" office:value-type="float" office:value="9" calcext:value-type="float">
            <text:p><text:s text:c="2"/>9 </text:p>
          </table:table-cell>
          <table:table-cell table:style-name="ce1" office:value-type="float" office:value="10" calcext:value-type="float">
            <text:p><text:s text:c="2"/>10 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10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10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10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10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taNormalLF-Roman" svg:font-family="MetaNormalLF-Roman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P0" style:volatile="true">
      <number:number number:decimal-places="0" loext:min-decimal-places="0" number:min-integer-digits="1">
        <number:embedded-text number:position="3"> </number:embedded-text>
      </number:number>
      <number:text> </number:text>
    </number:number-style>
    <number:number-style style:name="N111">
      <number:text>-</number:text>
      <number:number number:decimal-places="0" loext:min-decimal-places="0" number:min-integer-digits="1">
        <number:embedded-text number:position="3"> </number:embedded-text>
      </number:number>
      <number:text>)</number:text>
      <style:map style:condition="value()&gt;=0" style:apply-style-name="N111P0"/>
    </number:number-style>
    <number:text-style style:name="N112">
      <number:text-content/>
      <loext:text> </loext:text>
      <loext:fill-character>.</loext:fill-character>
    </number:text-style>
    <number:number-style style:name="N113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13P1" style:volatile="true">
      <number:text>-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13">
      <number:text> – </number:text>
      <style:map style:condition="value()&gt;0" style:apply-style-name="N113P0"/>
      <style:map style:condition="value()&lt;0" style:apply-style-name="N113P1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8T23:50:30.277312223</meta:creation-date>
    <dc:date>2021-04-08T23:54:47.305063179</dc:date>
    <meta:editing-duration>PT4M17S</meta:editing-duration>
    <meta:editing-cycles>1</meta:editing-cycles>
    <meta:document-statistic meta:table-count="1" meta:cell-count="92" meta:object-count="0"/>
    <meta:generator>LibreOffice/5.1.6.2$Linux_X86_64 LibreOffice_project/10m0$Build-2</meta:generator>
  </office:meta>
</office:document-meta>
</file>